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80000002991A3D2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6914" officeooo:paragraph-rsid="0001691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6914" officeooo:paragraph-rsid="0001691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EARS</text:p>
      <text:p text:style-name="P2"><draw:frame draw:style-name="fr1" draw:name="Image1" text:anchor-type="paragraph" svg:width="14.182cm" svg:height="1.085cm" draw:z-index="0"><draw:image xlink:href="Pictures/10000201000002180000002991A3D2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34:29.243995794</meta:creation-date>
    <dc:date>2015-10-16T15:34:54.986706167</dc:date>
    <meta:editing-duration>P0D</meta:editing-duration>
    <meta:editing-cycles>1</meta:editing-cycles>
    <meta:document-statistic meta:table-count="0" meta:image-count="1" meta:object-count="0" meta:page-count="1" meta:paragraph-count="2" meta:word-count="4" meta:character-count="19" meta:non-whitespace-character-count="17"/>
    <meta:generator>LibreOffice/4.2.8.2$Linux_X86_64 LibreOffice_project/420m0$Build-2</meta:generator>
  </office:meta>
</office:document-meta>
</file>